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4-08-27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4-08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4-05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3-10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3-05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2-11-0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2-11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8-10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8-05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1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200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</text:p>
          </table:table-cell>
          <table:table-cell office:value-type="string" calcext:value-type="string">
            <text:p>B-10, Baileyville, ME</text:p>
          </table:table-cell>
          <table:table-cell office:value-type="string" calcext:value-type="string">
            <text:p>199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